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139" officeooo:paragraph-rsid="001a81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risto el rey de la baraja, director, antigüedad: 25-02-1996.</text:p>
      <text:p text:style-name="P1">La mujer pantera, compras, antigüedad: 13-05-1997.</text:p>
      <text:p text:style-name="P1">Maria Juana, actividades ludicas, antigüedad: año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08:44:20.809132558</meta:creation-date>
    <dc:date>2020-09-30T08:48:38.438180777</dc:date>
    <meta:editing-duration>P0D</meta:editing-duration>
    <meta:editing-cycles>1</meta:editing-cycles>
    <meta:document-statistic meta:table-count="0" meta:image-count="0" meta:object-count="0" meta:page-count="1" meta:paragraph-count="3" meta:word-count="22" meta:character-count="165" meta:non-whitespace-character-count="146"/>
    <meta:generator>LibreOffice/4.2.8.2$Linux_x86 LibreOffice_project/420m0$Build-2</meta:generator>
  </office:meta>
</office:document-meta>
</file>